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URLUtil.createDataURL( InputStream in , String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URLUtil.writeDataURL( InputStream in , String mediatyp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